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using-indexes-to-specify-substrings"/>Using indexes to specify substrings</text:h>
      <text:p text:style-name="Text_20_body">Substrings can be specified in Python using slice notations. Multiple strings or slices can be concatenated by simply adding them together.</text:p>
      <text:p text:style-name="Text_20_body">Note that Python doesn't include the final index in slices, to include it we have to add 1 to our final indexes.</text:p>
      <text:h text:style-name="Heading_20_3" text:outline-level="3"><text:bookmark text:name="pseudo-code"/>Pseudo code</text:h>
      <text:p text:style-name="Preformatted_20_Text">input_string = read from file</text:p>
      <text:p text:style-name="Preformatted_20_Text">output_string = input_string[a : b+1] + ' ' + input_string[c : d+1]</text:p>
      <text:p text:style-name="P1">print output_str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5:00.571000000</meta:creation-date>
    <dc:date>2016-11-06T12:45:29.928000000</dc:date>
    <meta:editing-duration>PT29S</meta:editing-duration>
    <meta:editing-cycles>1</meta:editing-cycles>
    <meta:document-statistic meta:table-count="0" meta:image-count="0" meta:object-count="0" meta:page-count="1" meta:paragraph-count="7" meta:word-count="69" meta:character-count="412" meta:non-whitespace-character-count="350"/>
    <meta:generator>LibreOffice/5.1.5.2$Windows_x86 LibreOffice_project/7a864d8825610a8c07cfc3bc01dd4fce6a9447e5</meta:generator>
  </office:meta>
</office:document-meta>
</file>